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Garamond" svg:font-family="Garamond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ld:</text:p>
      <text:list xml:id="list1896332264259740347" text:style-name="L1">
        <text:list-item>
          <text:p text:style-name="P1">Home</text:p>
          <text:list>
            <text:list-item>
              <text:p text:style-name="P1">iPhone Repair</text:p>
            </text:list-item>
            <text:list-item>
              <text:p text:style-name="P1">YouTube</text:p>
            </text:list-item>
            <text:list-item>
              <text:p text:style-name="P1">Coding</text:p>
            </text:list-item>
            <text:list-item>
              <text:p text:style-name="P1">Hardware</text:p>
            </text:list-item>
            <text:list-item>
              <text:p text:style-name="P1">Review</text:p>
            </text:list-item>
            <text:list-item>
              <text:p text:style-name="P1">StocksBlog</text:p>
            </text:list-item>
            <text:list-item>
              <text:p text:style-name="P1">Contact</text:p>
              <text:list>
                <text:list-item>
                  <text:p text:style-name="P1">Gmail</text:p>
                </text:list-item>
                <text:list-item>
                  <text:p text:style-name="P1">Facebook</text:p>
                </text:list-item>
                <text:list-item>
                  <text:p text:style-name="P1">LinkedIn</text:p>
                </text:list-item>
              </text:list>
            </text:list-item>
          </text:list>
        </text:list-item>
      </text:list>
      <text:p text:style-name="Standard"/>
      <text:p text:style-name="Standard">New:</text:p>
      <text:list xml:id="list3845402355240457669" text:style-name="L3">
        <text:list-item>
          <text:p text:style-name="P2">Resumé</text:p>
        </text:list-item>
        <text:list-item>
          <text:p text:style-name="P2">Review</text:p>
        </text:list-item>
        <text:list-item>
          <text:p text:style-name="P2">iFixTeam</text:p>
        </text:list-item>
        <text:list-item>
          <text:p text:style-name="P2">YouTube – Main</text:p>
        </text:list-item>
        <text:list-item>
          <text:p text:style-name="P2">YouTube – Fitness</text:p>
        </text:list-item>
        <text:list-item>
          <text:p text:style-name="P2">StocksBlog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Garamond" svg:font-family="Garamond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ramond" fo:font-size="11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aramond" fo:font-size="15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aramond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aramond" fo:font-size="11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lan Ardashev</meta:initial-creator>
    <meta:creation-date>2014-02-09T01:13:52</meta:creation-date>
    <dc:date>2014-02-09T01:18:52</dc:date>
    <dc:creator>Ruslan Ardashev</dc:creator>
    <meta:editing-duration>PT5M1S</meta:editing-duration>
    <meta:editing-cycles>3</meta:editing-cycles>
    <meta:generator>OpenOffice/4.0.1$Unix OpenOffice.org_project/401m5$Build-9714</meta:generator>
    <meta:document-statistic meta:table-count="0" meta:image-count="0" meta:object-count="0" meta:page-count="1" meta:paragraph-count="19" meta:word-count="41" meta:character-count="168"/>
  </office:meta>
</office:document-meta>
</file>